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VariableModuleException.ExternalVariableModul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VariableModuleException.ExternalVariableModu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